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rtieren:</text:p>
      <text:p text:style-name="Standard"/>
      <text:p text:style-name="Standard">-rechts/ links+rechts vergleichen und einzelne Werte verschieben</text:p>
      <text:p text:style-name="Standard">-kleinsen wert suchen und nach vorne schieben...:<text:line-break/>for(int i = 0; i&lt; a.length; i++){</text:p>
      <text:p text:style-name="Standard"><text:tab/>long x = a[i];</text:p>
      <text:p text:style-name="Standard"><text:tab/>int mini = i;</text:p>
      <text:p text:style-name="Standard"><text:tab/>for(int j = i+1; j&lt;a.length; j++){</text:p>
      <text:p text:style-name="Standard"><text:tab/><text:tab/>if(a[j]&lt;x){</text:p>
      <text:p text:style-name="Standard"><text:tab/><text:tab/><text:tab/>x = a[j];</text:p>
      <text:p text:style-name="Standard"><text:tab/><text:tab/><text:tab/>mini = j;</text:p>
      <text:p text:style-name="Standard"><text:tab/><text:tab/>}</text:p>
      <text:p text:style-name="Standard"><text:tab/>}</text:p>
      <text:p text:style-name="Standard"><text:tab/>swap(a,i,mini);</text:p>
      <text:p text:style-name="Standard">}</text:p>
      <text:p text:style-name="Standard"/>
      <text:p text:style-name="Standard">Sortieren durch einfügen:<text:line-break/>-auch links sortierter Teil, rechts unsortiert</text:p>
      <text:p text:style-name="Standard"><text:tab/>→ nächstes Element einsortieren</text:p>
      <text:p text:style-name="Standard"/>
      <text:p text:style-name="Standard">for(int i = 1; i&lt;a.length;i++){</text:p>
      <text:p text:style-name="Standard"><text:tab/>long x = a[i];</text:p>
      <text:p text:style-name="Standard"><text:tab/>for(int j = i; j&lt;0&amp;&amp;x&lt;a[j]){</text:p>
      <text:p text:style-name="Standard"><text:tab/><text:tab/>a[j] = a[j-1];</text:p>
      <text:p text:style-name="Standard"><text:tab/>}</text:p>
      <text:p text:style-name="Standard"><text:tab/>a[j] = x;</text:p>
      <text:p text:style-name="Standard">}</text:p>
      <text:p text:style-name="Standard"/>
      <text:p text:style-name="Standard">Sortieren durch Aufteilen(Pivot)(Quicksort):</text:p>
      <text:p text:style-name="Standard">void blablabla(long[] <text:s/>a, int high,int <text:s/>low){</text:p>
      <text:p text:style-name="Standard">if(high &lt;= lo) eturn;</text:p>
      <text:p text:style-name="Standard">long pi*+#=//<text:line-break/>'+´!“7°°.-_;)\$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30:00.97</meta:creation-date>
    <dc:date>2013-06-13T12:45:52.60</dc:date>
    <meta:editing-duration>PT1H59M6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26" meta:word-count="98" meta:character-count="628"/>
  </office:meta>
</office:document-meta>
</file>